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8.88mm" svg:height="120.32mm" svg:x="118.67mm" svg:y="16.47mm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 office:value-type="string" calcext:value-type="string">
            <text:p>X: SNR(dB)</text:p>
          </table:table-cell>
          <table:table-cell office:value-type="string" calcext:value-type="string">
            <text:p><text:s/>Direct Tx <text:s/>λ = 2</text:p>
          </table:table-cell>
          <table:table-cell office:value-type="string" calcext:value-type="string">
            <text:p>Relaying λ = 2</text:p>
          </table:table-cell>
          <table:table-cell office:value-type="string" calcext:value-type="string">
            <text:p>Direct Tx λ = 8</text:p>
          </table:table-cell>
          <table:table-cell office:value-type="string" calcext:value-type="string">
            <text:p>Relaying λ = 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2685217599508" calcext:value-type="float">
            <text:p>0.1526852176</text:p>
          </table:table-cell>
          <table:table-cell office:value-type="float" office:value="0.216736930949431" calcext:value-type="float">
            <text:p>0.2167369309</text:p>
          </table:table-cell>
          <table:table-cell office:value-type="float" office:value="0.146991015704927" calcext:value-type="float">
            <text:p>0.1469910157</text:p>
          </table:table-cell>
          <table:table-cell office:value-type="float" office:value="0.289030153409587" calcext:value-type="float">
            <text:p>0.2890301534</text:p>
          </table:table-cell>
        </table:table-row>
        <table:table-row table:style-name="ro2">
          <table:table-cell office:value-type="float" office:value="4.77121254719662" calcext:value-type="float">
            <text:p>4.7712125472</text:p>
          </table:table-cell>
          <table:table-cell office:value-type="float" office:value="0.271837582373828" calcext:value-type="float">
            <text:p>0.2718375824</text:p>
          </table:table-cell>
          <table:table-cell office:value-type="float" office:value="0.378771361834514" calcext:value-type="float">
            <text:p>0.3787713618</text:p>
          </table:table-cell>
          <table:table-cell office:value-type="float" office:value="0.261352520222337" calcext:value-type="float">
            <text:p>0.2613525202</text:p>
          </table:table-cell>
          <table:table-cell office:value-type="float" office:value="0.492842159044087" calcext:value-type="float">
            <text:p>0.492842159</text:p>
          </table:table-cell>
        </table:table-row>
        <table:table-row table:style-name="ro2">
          <table:table-cell office:value-type="float" office:value="9.54242509439325" calcext:value-type="float">
            <text:p>9.5424250944</text:p>
          </table:table-cell>
          <table:table-cell office:value-type="float" office:value="0.476473816290831" calcext:value-type="float">
            <text:p>0.4764738163</text:p>
          </table:table-cell>
          <table:table-cell office:value-type="float" office:value="0.644445796908636" calcext:value-type="float">
            <text:p>0.6444457969</text:p>
          </table:table-cell>
          <table:table-cell office:value-type="float" office:value="0.457428983538052" calcext:value-type="float">
            <text:p>0.4574289835</text:p>
          </table:table-cell>
          <table:table-cell office:value-type="float" office:value="0.801566941979708" calcext:value-type="float">
            <text:p>0.801566942</text:p>
          </table:table-cell>
        </table:table-row>
        <table:table-row table:style-name="ro2">
          <table:table-cell office:value-type="float" office:value="14.3136376415899" calcext:value-type="float">
            <text:p>14.3136376416</text:p>
          </table:table-cell>
          <table:table-cell office:value-type="float" office:value="0.764885491011272" calcext:value-type="float">
            <text:p>0.764885491</text:p>
          </table:table-cell>
          <table:table-cell office:value-type="float" office:value="0.998577395030721" calcext:value-type="float">
            <text:p>0.998577395</text:p>
          </table:table-cell>
          <table:table-cell office:value-type="float" office:value="0.74400642963354" calcext:value-type="float">
            <text:p>0.7440064296</text:p>
          </table:table-cell>
          <table:table-cell office:value-type="float" office:value="1.21546369310004" calcext:value-type="float">
            <text:p>1.2154636931</text:p>
          </table:table-cell>
        </table:table-row>
        <table:table-row table:style-name="ro2">
          <table:table-cell office:value-type="float" office:value="19.0848501887865" calcext:value-type="float">
            <text:p>19.0848501888</text:p>
          </table:table-cell>
          <table:table-cell office:value-type="float" office:value="1.10294328637321" calcext:value-type="float">
            <text:p>1.1029432864</text:p>
          </table:table-cell>
          <table:table-cell office:value-type="float" office:value="1.39533859999489" calcext:value-type="float">
            <text:p>1.3953386</text:p>
          </table:table-cell>
          <table:table-cell office:value-type="float" office:value="1.07104780339378" calcext:value-type="float">
            <text:p>1.0710478034</text:p>
          </table:table-cell>
          <table:table-cell office:value-type="float" office:value="1.63518931875305" calcext:value-type="float">
            <text:p>1.6351893188</text:p>
          </table:table-cell>
        </table:table-row>
        <table:table-row table:style-name="ro2">
          <table:table-cell office:value-type="float" office:value="23.8560627359831" calcext:value-type="float">
            <text:p>23.856062736</text:p>
          </table:table-cell>
          <table:table-cell office:value-type="float" office:value="1.41619591981336" calcext:value-type="float">
            <text:p>1.4161959198</text:p>
          </table:table-cell>
          <table:table-cell office:value-type="float" office:value="1.75099174419832" calcext:value-type="float">
            <text:p>1.7509917442</text:p>
          </table:table-cell>
          <table:table-cell office:value-type="float" office:value="1.36277745334357" calcext:value-type="float">
            <text:p>1.3627774533</text:p>
          </table:table-cell>
          <table:table-cell office:value-type="float" office:value="2.01353739564585" calcext:value-type="float">
            <text:p>2.0135373956</text:p>
          </table:table-cell>
        </table:table-row>
        <table:table-row table:style-name="ro2">
          <table:table-cell office:value-type="float" office:value="28.6272752831797" calcext:value-type="float">
            <text:p>28.6272752832</text:p>
          </table:table-cell>
          <table:table-cell office:value-type="float" office:value="1.6074513193726" calcext:value-type="float">
            <text:p>1.6074513194</text:p>
          </table:table-cell>
          <table:table-cell office:value-type="float" office:value="1.9808454383808" calcext:value-type="float">
            <text:p>1.9808454384</text:p>
          </table:table-cell>
          <table:table-cell office:value-type="float" office:value="1.55318494755946" calcext:value-type="float">
            <text:p>1.5531849476</text:p>
          </table:table-cell>
          <table:table-cell office:value-type="float" office:value="2.23480564647466" calcext:value-type="float">
            <text:p>2.2348056465</text:p>
          </table:table-cell>
        </table:table-row>
        <table:table-row table:style-name="ro2">
          <table:table-cell office:value-type="float" office:value="33.3984878303764" calcext:value-type="float">
            <text:p>33.3984878304</text:p>
          </table:table-cell>
          <table:table-cell office:value-type="float" office:value="1.71960892582551" calcext:value-type="float">
            <text:p>1.7196089258</text:p>
          </table:table-cell>
          <table:table-cell office:value-type="float" office:value="2.09871833943907" calcext:value-type="float">
            <text:p>2.0987183394</text:p>
          </table:table-cell>
          <table:table-cell office:value-type="float" office:value="1.64290338310523" calcext:value-type="float">
            <text:p>1.6429033831</text:p>
          </table:table-cell>
          <table:table-cell office:value-type="float" office:value="2.36247183719701" calcext:value-type="float">
            <text:p>2.3624718372</text:p>
          </table:table-cell>
        </table:table-row>
        <table:table-row table:style-name="ro2">
          <table:table-cell office:value-type="float" office:value="38.169700377573" calcext:value-type="float">
            <text:p>38.1697003776</text:p>
          </table:table-cell>
          <table:table-cell office:value-type="float" office:value="1.76710009735646" calcext:value-type="float">
            <text:p>1.7671000974</text:p>
          </table:table-cell>
          <table:table-cell office:value-type="float" office:value="2.14812905542795" calcext:value-type="float">
            <text:p>2.1481290554</text:p>
          </table:table-cell>
          <table:table-cell office:value-type="float" office:value="1.69363668750142" calcext:value-type="float">
            <text:p>1.6936366875</text:p>
          </table:table-cell>
          <table:table-cell office:value-type="float" office:value="2.40062725545858" calcext:value-type="float">
            <text:p>2.4006272555</text:p>
          </table:table-cell>
        </table:table-row>
        <table:table-row table:style-name="ro2">
          <table:table-cell office:value-type="float" office:value="42.9409129247696" calcext:value-type="float">
            <text:p>42.9409129248</text:p>
          </table:table-cell>
          <table:table-cell office:value-type="float" office:value="1.77879448878487" calcext:value-type="float">
            <text:p>1.7787944888</text:p>
          </table:table-cell>
          <table:table-cell office:value-type="float" office:value="2.1564046013039" calcext:value-type="float">
            <text:p>2.1564046013</text:p>
          </table:table-cell>
          <table:table-cell office:value-type="float" office:value="1.68584544206425" calcext:value-type="float">
            <text:p>1.6858454421</text:p>
          </table:table-cell>
          <table:table-cell office:value-type="float" office:value="2.40103848972221" calcext:value-type="float">
            <text:p>2.4010384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3:57:55.433613042</meta:creation-date>
    <dc:date>2015-10-26T00:04:48.857456808</dc:date>
    <meta:editing-duration>PT6M53S</meta:editing-duration>
    <meta:editing-cycles>1</meta:editing-cycles>
    <meta:document-statistic meta:table-count="1" meta:cell-count="5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89cm" svg:height="12.033cm" xlink:href=".." xlink:type="simple" chart:class="chart:scatter" chart:style-name="ch1">
        <chart:legend svg:x="11.35cm" svg:y="5.273cm" style:legend-expansion="custom" chartooo:width="7.157cm" chartooo:height="2.886cm" style:legend-expansion-aspect-ratio="2.47990297990298" chart:style-name="ch2"/>
        <chart:plot-area chart:style-name="ch3" table:cell-range-address="Sheet1.A1:Sheet1.E11" chart:data-source-has-labels="row" svg:x="1.388cm" svg:y="0.24cm" svg:width="17.124cm" svg:height="10.572cm">
          <chartooo:coordinate-region svg:x="2.115cm" svg:y="0.439cm" svg:width="16.21cm" svg:height="9.726cm"/>
          <chart:axis chart:dimension="x" chart:name="primary-x" chart:style-name="ch4">
            <chart:title svg:x="9.245cm" svg:y="11.052cm" chart:style-name="ch5">
              <text:p>SNR(dB)</text:p>
            </chart:title>
          </chart:axis>
          <chart:axis chart:dimension="y" chart:name="primary-y" chart:style-name="ch4">
            <chart:title svg:x="0.451cm" svg:y="6.536cm" chart:style-name="ch6">
              <text:p>Rate(bps/Hz)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9" chart:values-cell-range-address="Sheet1.C2:Sheet1.C11" chart:label-cell-address="Sheet1.C1:Sheet1.C1" chart:class="chart:scatter">
            <chart:data-point chart:repeated="10"/>
          </chart:series>
          <chart:series chart:style-name="ch10" chart:values-cell-range-address="Sheet1.D2:Sheet1.D11" chart:label-cell-address="Sheet1.D1:Sheet1.D1" chart:class="chart:scatter">
            <chart:data-point chart:repeated="10"/>
          </chart:series>
          <chart:series chart:style-name="ch11" chart:values-cell-range-address="Sheet1.E2:Sheet1.E11" chart:label-cell-address="Sheet1.E1:Sheet1.E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irect Tx  λ = 2</text:p>
                <draw:g>
                  <svg:desc>Sheet1.B1:Sheet1.B1</svg:desc>
                </draw:g>
              </table:table-cell>
              <table:table-cell office:value-type="string">
                <text:p>Relaying λ = 2</text:p>
                <draw:g>
                  <svg:desc>Sheet1.C1:Sheet1.C1</svg:desc>
                </draw:g>
              </table:table-cell>
              <table:table-cell office:value-type="string">
                <text:p>Direct Tx λ = 8</text:p>
                <draw:g>
                  <svg:desc>Sheet1.D1:Sheet1.D1</svg:desc>
                </draw:g>
              </table:table-cell>
              <table:table-cell office:value-type="string">
                <text:p>Relaying λ = 8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0.152685217599508">
                <text:p>0.152685217599508</text:p>
                <draw:g>
                  <svg:desc>Sheet1.B2:Sheet1.B11</svg:desc>
                </draw:g>
              </table:table-cell>
              <table:table-cell office:value-type="float" office:value="0.216736930949431">
                <text:p>0.216736930949431</text:p>
                <draw:g>
                  <svg:desc>Sheet1.C2:Sheet1.C11</svg:desc>
                </draw:g>
              </table:table-cell>
              <table:table-cell office:value-type="float" office:value="0.146991015704927">
                <text:p>0.146991015704927</text:p>
                <draw:g>
                  <svg:desc>Sheet1.D2:Sheet1.D11</svg:desc>
                </draw:g>
              </table:table-cell>
              <table:table-cell office:value-type="float" office:value="0.289030153409587">
                <text:p>0.289030153409587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7121254719662">
                <text:p>4.77121254719662</text:p>
              </table:table-cell>
              <table:table-cell office:value-type="float" office:value="0.271837582373828">
                <text:p>0.271837582373828</text:p>
              </table:table-cell>
              <table:table-cell office:value-type="float" office:value="0.378771361834514">
                <text:p>0.378771361834514</text:p>
              </table:table-cell>
              <table:table-cell office:value-type="float" office:value="0.261352520222337">
                <text:p>0.261352520222337</text:p>
              </table:table-cell>
              <table:table-cell office:value-type="float" office:value="0.492842159044087">
                <text:p>0.492842159044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4242509439325">
                <text:p>9.54242509439325</text:p>
              </table:table-cell>
              <table:table-cell office:value-type="float" office:value="0.476473816290831">
                <text:p>0.476473816290831</text:p>
              </table:table-cell>
              <table:table-cell office:value-type="float" office:value="0.644445796908636">
                <text:p>0.644445796908636</text:p>
              </table:table-cell>
              <table:table-cell office:value-type="float" office:value="0.457428983538052">
                <text:p>0.457428983538052</text:p>
              </table:table-cell>
              <table:table-cell office:value-type="float" office:value="0.801566941979708">
                <text:p>0.801566941979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136376415899">
                <text:p>14.3136376415899</text:p>
              </table:table-cell>
              <table:table-cell office:value-type="float" office:value="0.764885491011272">
                <text:p>0.764885491011272</text:p>
              </table:table-cell>
              <table:table-cell office:value-type="float" office:value="0.998577395030721">
                <text:p>0.998577395030721</text:p>
              </table:table-cell>
              <table:table-cell office:value-type="float" office:value="0.74400642963354">
                <text:p>0.74400642963354</text:p>
              </table:table-cell>
              <table:table-cell office:value-type="float" office:value="1.21546369310004">
                <text:p>1.2154636931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0848501887865">
                <text:p>19.0848501887865</text:p>
              </table:table-cell>
              <table:table-cell office:value-type="float" office:value="1.10294328637321">
                <text:p>1.10294328637321</text:p>
              </table:table-cell>
              <table:table-cell office:value-type="float" office:value="1.39533859999489">
                <text:p>1.39533859999489</text:p>
              </table:table-cell>
              <table:table-cell office:value-type="float" office:value="1.07104780339378">
                <text:p>1.07104780339378</text:p>
              </table:table-cell>
              <table:table-cell office:value-type="float" office:value="1.63518931875305">
                <text:p>1.6351893187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8560627359831">
                <text:p>23.8560627359831</text:p>
              </table:table-cell>
              <table:table-cell office:value-type="float" office:value="1.41619591981336">
                <text:p>1.41619591981336</text:p>
              </table:table-cell>
              <table:table-cell office:value-type="float" office:value="1.75099174419832">
                <text:p>1.75099174419832</text:p>
              </table:table-cell>
              <table:table-cell office:value-type="float" office:value="1.36277745334357">
                <text:p>1.36277745334357</text:p>
              </table:table-cell>
              <table:table-cell office:value-type="float" office:value="2.01353739564585">
                <text:p>2.01353739564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6272752831797">
                <text:p>28.6272752831797</text:p>
              </table:table-cell>
              <table:table-cell office:value-type="float" office:value="1.6074513193726">
                <text:p>1.6074513193726</text:p>
              </table:table-cell>
              <table:table-cell office:value-type="float" office:value="1.9808454383808">
                <text:p>1.9808454383808</text:p>
              </table:table-cell>
              <table:table-cell office:value-type="float" office:value="1.55318494755946">
                <text:p>1.55318494755946</text:p>
              </table:table-cell>
              <table:table-cell office:value-type="float" office:value="2.23480564647466">
                <text:p>2.234805646474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984878303764">
                <text:p>33.3984878303764</text:p>
              </table:table-cell>
              <table:table-cell office:value-type="float" office:value="1.71960892582551">
                <text:p>1.71960892582551</text:p>
              </table:table-cell>
              <table:table-cell office:value-type="float" office:value="2.09871833943907">
                <text:p>2.09871833943907</text:p>
              </table:table-cell>
              <table:table-cell office:value-type="float" office:value="1.64290338310523">
                <text:p>1.64290338310523</text:p>
              </table:table-cell>
              <table:table-cell office:value-type="float" office:value="2.36247183719701">
                <text:p>2.36247183719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169700377573">
                <text:p>38.169700377573</text:p>
              </table:table-cell>
              <table:table-cell office:value-type="float" office:value="1.76710009735646">
                <text:p>1.76710009735646</text:p>
              </table:table-cell>
              <table:table-cell office:value-type="float" office:value="2.14812905542795">
                <text:p>2.14812905542795</text:p>
              </table:table-cell>
              <table:table-cell office:value-type="float" office:value="1.69363668750142">
                <text:p>1.69363668750142</text:p>
              </table:table-cell>
              <table:table-cell office:value-type="float" office:value="2.40062725545858">
                <text:p>2.40062725545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9409129247696">
                <text:p>42.9409129247696</text:p>
              </table:table-cell>
              <table:table-cell office:value-type="float" office:value="1.77879448878487">
                <text:p>1.77879448878487</text:p>
              </table:table-cell>
              <table:table-cell office:value-type="float" office:value="2.1564046013039">
                <text:p>2.1564046013039</text:p>
              </table:table-cell>
              <table:table-cell office:value-type="float" office:value="1.68584544206425">
                <text:p>1.68584544206425</text:p>
              </table:table-cell>
              <table:table-cell office:value-type="float" office:value="2.40103848972221">
                <text:p>2.40103848972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